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2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officeooo:rsid="000171e8" officeooo:paragraph-rsid="00053c8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bold" officeooo:rsid="0010b721" officeooo:paragraph-rsid="0010b72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officeooo:rsid="0002abe2" officeooo:paragraph-rsid="00053c8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officeooo:rsid="0002abe2" officeooo:paragraph-rsid="00053c8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0e478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cd4f5"/>
    </style:style>
    <style:style style:name="P8" style:family="paragraph" style:parent-style-name="Standard">
      <style:paragraph-properties fo:text-align="start" style:justify-single-word="false"/>
      <style:text-properties officeooo:paragraph-rsid="000e478c"/>
    </style:style>
    <style:style style:name="P9" style:family="paragraph" style:parent-style-name="Text_20_body">
      <style:paragraph-properties fo:text-align="start" style:justify-single-word="false"/>
      <style:text-properties fo:color="#000000" style:font-name="Arial1" fo:font-size="12pt" fo:font-style="normal" style:text-underline-style="none" fo:font-weight="normal" officeooo:rsid="0003edfa" officeooo:paragraph-rsid="00053c8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officeooo:rsid="0002abe2" officeooo:paragraph-rsid="00053c8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1"/>
    </style:style>
    <style:style style:name="T2" style:family="text">
      <style:text-properties officeooo:rsid="0007be6f"/>
    </style:style>
    <style:style style:name="T3" style:family="text">
      <style:text-properties officeooo:rsid="0008cdec"/>
    </style:style>
    <style:style style:name="T4" style:family="text">
      <style:text-properties officeooo:rsid="0009ae93"/>
    </style:style>
    <style:style style:name="T5" style:family="text">
      <style:text-properties officeooo:rsid="000cd4f5"/>
    </style:style>
    <style:style style:name="T6" style:family="text">
      <style:text-properties officeooo:rsid="000e478c"/>
    </style:style>
    <style:style style:name="T7" style:family="text">
      <style:text-properties officeooo:rsid="000f347e"/>
    </style:style>
    <style:style style:name="T8" style:family="text">
      <style:text-properties officeooo:rsid="0010b7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Layla Couto</text:p>
      <text:p text:style-name="P2"/>
      <text:p text:style-name="P1">TEXTO DE OPINIÃO</text:p>
      <text:p text:style-name="P1"/>
      <text:p text:style-name="P5"><text:tab/>Nas últimas décadas os sistemas de informação, a internet e o comércio eletrônico estão criando bastante impacto no mundo dos negócios. O sucesso crescente da utilização de sistemas de Informação e da internet no ambiente dos negócios é destaque, principalmente devido ao fato de que a internet vem assumindo importância no seguimento de ligar compradores e vendedores através e-comércio.</text:p>
      <text:p text:style-name="P5"><text:tab/>Revolucionando o campo comercial, a internet foi transformada em uma ferramenta <text:s/>que auxilia a tomada de decisões estratégicas para as organizações.<text:line-break/>Mesmo tendo limitações de alcance da web, dificuldades logísticas, e problemas de segurança o comércio eletrônico continua crescendo assim como número de transações via internet. </text:p>
      <text:p text:style-name="P5"><text:tab/>No ambiente das organizações a Tecnologia da Informação passou a exercer um papel estratégico, onde os Sistemas de Informação possam elevar a quantidade de dados dos usuários, transformando-os em pontos estratégicos de negócios, <text:span text:style-name="T2">além de </text:span>analisar posicionamentos.</text:p>
      <text:p text:style-name="P6"><text:span text:style-name="T5"><text:tab/>Em 2016, durante as eleições americanas a empresa Cambridge Analytica </text:span><text:span text:style-name="T6">i</text:span><text:span text:style-name="T5">nvadi</text:span><text:span text:style-name="T6">u</text:span><text:span text:style-name="T5"> a </text:span><text:span text:style-name="T6">p</text:span><text:span text:style-name="T5">rivacidade </text:span><text:span text:style-name="T6">e</text:span><text:span text:style-name="T5"> obt</text:span><text:span text:style-name="T6">endo</text:span><text:span text:style-name="T5"> dados de milhões de pessoas por meio de aplicativos no Facebook, </text:span><text:span text:style-name="T6">como testes de personalidade, </text:span><text:span text:style-name="T5">que </text:span><text:span text:style-name="T6">arrancavam </text:span><text:span text:style-name="T5">sem </text:span><text:span text:style-name="T6">autorização </text:span><text:span text:style-name="T7">as </text:span><text:span text:style-name="T6">informações dos usuarios. </text:span><text:span text:style-name="T3">Ao analisar o</text:span><text:span text:style-name="T4">s</text:span><text:span text:style-name="T3"> </text:span><text:span text:style-name="T4">perfis</text:span><text:span text:style-name="T3"> nas mídias sociais </text:span><text:span text:style-name="T7">e</text:span><text:span text:style-name="T3">, </text:span><text:span text:style-name="T4">a organizaç</text:span><text:span text:style-name="T6">ão</text:span><text:span text:style-name="T4"> consegu</text:span><text:span text:style-name="T6">iu</text:span><text:span text:style-name="T4"> </text:span><text:span text:style-name="T6">classificar e</text:span><text:span text:style-name="T5"> </text:span><text:span text:style-name="T6">apresentar</text:span><text:span text:style-name="T4"> para as pessoas </text:span><text:span text:style-name="T5">conteúdos com que elas tenham afinidade. </text:span><text:span text:style-name="T7">E assim criavam campanhas políticas que explorassem as afinidades de determinados grupos da população.</text:span></text:p>
      <text:p text:style-name="P6"><text:tab/><text:span text:style-name="T7">Para e</text:span><text:span text:style-name="T8">v</text:span><text:span text:style-name="T7">itar que essa manipulação de dados ocorra novamente, a população deve manter-se alerta para descobrir se está sendo analisada e se seus dados e sua privacidade </text:span><text:span text:style-name="T8">estão sendo violados. Além disso, durante o voto, o indivíduo deve pensar não no que é bom para ele, mas sim para toda a população.</text:span></text:p>
      <text:p text:style-name="P8"/>
      <text:p text:style-name="P8"/>
      <text:p text:style-name="P7"/>
      <text:p text:style-name="P10"/>
      <text:p text:style-name="P3"/>
      <text:p text:style-name="P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2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31T12:17:52.437000000</meta:creation-date>
    <dc:date>2020-08-31T17:59:51.761000000</dc:date>
    <meta:editing-duration>PT25S</meta:editing-duration>
    <meta:editing-cycles>1</meta:editing-cycles>
    <meta:document-statistic meta:table-count="0" meta:image-count="0" meta:object-count="0" meta:page-count="1" meta:paragraph-count="7" meta:word-count="275" meta:character-count="1824" meta:non-whitespace-character-count="1549"/>
    <meta:generator>LibreOffice/6.4.5.2$Windows_X86_64 LibreOffice_project/a726b36747cf2001e06b58ad5db1aa3a9a1872d6</meta:generator>
  </office:meta>
</office:document-meta>
</file>